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1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90147182" text:style-name="L1">
        <text:list-item>
          <text:p text:style-name="P4">At minimum, a completed outline showing the approximate lengths of each section and subsection, and a brief description of what content you will include.</text:p>
        </text:list-item>
      </text:list>
      <text:list xml:id="list1383255706" text:style-name="L2">
        <text:list-item>
          <text:p text:style-name="P3">Up to the first five pages of content will be read and returned with feedback. Feedback should be incorporated into later drafts.</text:p>
        </text:list-item>
      </text:list>
      <text:p text:style-name="P1"/>
      <text:list xml:id="list162440947854944" text:continue-list="list3290147182" text:style-name="L1">
        <text:list-item>
          <text:p text:style-name="P4">An introduction, that explains the question you wanted to answer, why it is important, and what benefits answering the question might provide.</text:p>
        </text:list-item>
        <text:list-item>
          <text:p text:style-name="P4">A Data section, describing what your data sources were, how they were gathered, cleaned, and otherwise prepared for use, and any limitations of the data that might compromise your results.</text:p>
        </text:list-item>
        <text:list-item>
          <text:p text:style-name="P4">A Methodology section, describing the techniques you used to answer your question, how you implemented or acquired any needed tools, and any experimental design, statistical analysis, or other means of establishing a rigorous answer.</text:p>
        </text:list-item>
        <text:list-item>
          <text:p text:style-name="P4">A Results section, describing the results you obtained by applying the described methodology to the described data. Include visualizations here if possible.</text:p>
        </text:list-item>
        <text:list-item>
          <text:p text:style-name="P4">A Conclusions section, explaining whether an answer to the question has been determined or not, how strong the evidence supporting your answer is, and addressing any possible concerns or criticisms.</text:p>
        </text:list-item>
        <text:list-item>
          <text:p text:style-name="P2">A Future Work section, suggesting things you might do differently if you were to repeat the project, or interesting questions that you would like to answer in the futur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2:43:47.324346775</meta:creation-date>
    <dc:date>2018-10-30T15:40:38.317555036</dc:date>
    <meta:editing-duration>PT17M5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8" meta:word-count="221" meta:character-count="1377" meta:non-whitespace-character-count="1172"/>
  </office:meta>
</office:document-meta>
</file>